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list-style-name="L2"/>
    <style:style style:name="P3" style:family="paragraph" style:parent-style-name="Standard" style:list-style-name="L4"/>
    <style:style style:name="P4" style:family="paragraph" style:parent-style-name="Standard" style:list-style-name="L5"/>
    <style:style style:name="P5" style:family="paragraph" style:parent-style-name="Standard">
      <style:paragraph-properties fo:margin-top="0cm" fo:margin-bottom="0cm"/>
    </style:style>
    <style:style style:name="P6" style:family="paragraph" style:parent-style-name="Standard" style:list-style-name="L5">
      <style:paragraph-properties fo:margin-top="0cm" fo:margin-bottom="0cm"/>
    </style:style>
    <style:style style:name="P7" style:family="paragraph" style:parent-style-name="Standard" style:master-page-name="Standard">
      <style:paragraph-properties fo:text-align="center" style:justify-single-word="false" style:page-number="auto"/>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SHELL</text:span></text:p>
      <text:p text:style-name="P1"/>
      <text:p text:style-name="P5">. La première boucle va vérifier si les options rentrées par l’utilisateur existent et va renvoyer une erreur sinon</text:p>
      <text:p text:style-name="P5">. La partie vérification, va « check » si :</text:p>
      <text:p text:style-name="P5">              Une option date est demandée par l’utilisateur, avec date min et date max</text:p>
      <text:p text:style-name="P5">              Créer alors si l’option est demandée la variable min et max</text:p>
      <text:p text:style-name="P5"/>
      <text:p text:style-name="P5">              Une option de lieu est demandée par l’utilisateur</text:p>
      <text:p text:style-name="P5">              Ajouter 1 à la variable location afin de filtrer en fonction du lieu par la suite</text:p>
      <text:p text:style-name="P5"/>
      <text:p text:style-name="P5">              Une option de tri est demandée par l’utilisateur</text:p>
      <text:p text:style-name="P5">              Ajouter 1 à la variable tri dans le but de filtrer en fonction du tri ultérieurement</text:p>
      <text:p text:style-name="P5"/>
      <text:p text:style-name="P5">. La partie <text:span text:style-name="T2">error</text:span>, report va renvoyer une erreur si les options de dates ne sont pas correctes (1ʳᵉ option &gt; 2e option || s'il y a plus de deux ou une seule option de date).</text:p>
      <text:p text:style-name="P5">             </text:p>
      <text:p text:style-name="P5">. La partie <text:span text:style-name="T2">filter</text:span>, va filtrer le fichier ‘meteo_filtered_data_v1.csv’ afin de conserver un fichier avec seulement les lignes qui ont une date entre l’option min et max.</text:p>
      <text:p text:style-name="P5"/>
      <text:p text:style-name="P5">. 3 Énormes parties tab / abr /avll, vont filtrer en fonction de l’option de tri demandé</text:p>
      <text:p text:style-name="P5">Dans ces parties, nous avons alors toutes les boucles en fonction des options qui sont demandées.</text:p>
      <text:p text:style-name="P5">1- sans lieu et sans date</text:p>
      <text:p text:style-name="P5">2- date, mais sans lieu</text:p>
      <text:p text:style-name="P5">3- lieu sans date</text:p>
      <text:p text:style-name="P5">              Ici toutes les boucles en fonction du lieu demandé</text:p>
      <text:p text:style-name="P5">Et ensuite dernière boucle pour filtrer en fonction des options -w -h -m -t/pp&lt;mode&gt;</text:p>
      <text:p text:style-name="P5">Qui nous permet de créer les derniers fichiers filtrés, à partir du fichier créer en fonction des options principales (lieu date tri).</text:p>
      <text:p text:style-name="P5">             </text:p>
      <text:p text:style-name="P5"/>
      <text:p text:style-name="P5">Partie C</text:p>
      <text:p text:style-name="Standard">Fonctions utilisant les ABR :</text:p>
      <text:p text:style-name="Standard"/>
      <text:list xml:id="list7728694011909489481" text:style-name="L2">
        <text:list-item>
          <text:p text:style-name="P2">La fonction "croissant.c" a 4 bibliothèques, a une fonction "creerAbr" qui va créer l'ABR, une fonction "insertion" qui permet d'insérer un noeud dans l'ABR, et la fonction qui la caractérise est la fonction "croissant" qui permet de trier les différentes valeur par ordre croissant. Dans le main, la fonction  « strstr » permet de lire tous les noms des fichiers .txt contenu dans le dossier où est contenu la fonction et ensuite l'algorithme ouvre le fichier .txt produit par le shell, extrait les valeurs et les trie par ordre croissant.</text:p>
        </text:list-item>
      </text:list>
      <text:p text:style-name="Standard"/>
      <text:list xml:id="list43798170" text:continue-numbering="true" text:style-name="L2">
        <text:list-item>
          <text:p text:style-name="P2">La fonction "decroissant.c" a 4 bibliothèques, a une fonction "creerAbr" qui va créer l'ABR, une fonction "insertion" qui permet d'insérer un noeud dans l'ABR, et la fonction qui la caractérise est la fonction "decroissant" qui permet de trier les différentes valeur par ordre decroissant. Dans le main, la fonction  « strstr » permet de lire tous les noms des fichiers .txt contenu dans le dossier où est contenu la fonction et ensuite l'algorithme ouvre le fichier .txt produit par le shell, extrait les valeurs et les trie par ordre décroissant.</text:p>
        </text:list-item>
      </text:list>
      <text:p text:style-name="Standard"/>
      <text:list xml:id="list43817276" text:continue-numbering="true" text:style-name="L2">
        <text:list-item>
          <text:p text:style-name="P2">La fonction "max.c" a 4 bibliothèques, a une fonction "creerAbr" qui va créer l'ABR, une fonction "insertion" qui permet d'insérer un noeud dans l'ABR, et la fonction qui la caractérise est la fonction "max" qui permet de trouver la valeur maximale du fichier. Dans <text:soft-page-break/>le main, la fonction  « strstr » permet de lire tous les noms des fichiers .txt contenu dans le dossier où est contenu la fonction et ensuite l'algorithme ouvre le fichier .txt produit par le shell, extrait les valeurs et trouver la valeur maximale.</text:p>
        </text:list-item>
      </text:list>
      <text:p text:style-name="Standard"/>
      <text:list xml:id="list43818827" text:continue-numbering="true" text:style-name="L2">
        <text:list-item>
          <text:p text:style-name="P2">La fonction "min.c" a 4 bibliothèques, a une fonction "creerAbr" qui va créer l'ABR, une fonction "insertion" qui permet d'insérer un noeud dans l'ABR, et la fonction qui la caractérise est la fonction "min" qui permet de trouver la valeur minimale du fichier. Dans le main, la fonction  « strstr » permet de lire tous les noms des fichiers .txt contenu dans le dossier où est contenu la fonction et ensuite l'algorithme ouvre le fichier .txt produit par le shell, extrait les valeurs et trouver la valeur minimale.</text:p>
        </text:list-item>
      </text:list>
      <text:p text:style-name="Standard"/>
      <text:list xml:id="list43799156" text:continue-numbering="true" text:style-name="L2">
        <text:list-item>
          <text:p text:style-name="P2">La fonction "moyenne.c" a 4 bibliothèques, a une fonction "creerAbr" qui va créer l'ABR, une fonction "insertion" qui permet d'insérer un noeud dans l'ABR. Dans le main, la fonction  « strstr » permet de lire tous les noms des fichiers .txt contenu dans le dossier où est contenu la fonction et ensuite l'algorithme ouvre le fichier .txt produit par le shell, extrait les valeurs, les additionnes, compte le nombre de valeurs et affiche la valeur moyenne.</text:p>
        </text:list-item>
      </text:list>
      <text:p text:style-name="Standard"/>
      <text:p text:style-name="Standard"/>
      <text:p text:style-name="Standard"/>
      <text:p text:style-name="Standard">Fonctions utilisant les AVL :</text:p>
      <text:list xml:id="list8521464482036803637" text:style-name="L4">
        <text:list-item>
          <text:p text:style-name="P3">La fonction "croissant.c" a 4 bibliothèques, a une fonction "creerAvl" qui va créer l'AVL, une fonction "insertion" qui permet d'insérer un noeud dans l'ABR, une fonction « max » qui va retourner la valeur maximale entre 2 entiers, la fonction « equilibre » qui va uniquement retourner l'équilibre de l'AVL, la fonction « equilibrage » qui va equilibrer l'AVL, les fonctions « fdrotate » et « fgrotate » qui font respectivement une rotation droite et une rotation gauche et la fonction qui la caractérise est la fonction "croissant" qui permet de trier les différentes valeur par ordre croissant. Dans le main, la fonction  « strstr » permet de lire tous les noms des fichiers .txt contenu dans le dossier où est contenu la fonction et ensuite l'algorithme ouvre le fichier .txt produit par le shell, extrait les valeurs et les trie par ordre croissant.</text:p>
        </text:list-item>
        <text:list-item>
          <text:p text:style-name="P3">La fonction "decroissant.c" a 4 bibliothèques, a une fonction "creerAvl" qui va créer l'AVL, une fonction "insertion" qui permet d'insérer un noeud dans l'ABR, une fonction « max » qui va retourner la valeur maximale entre 2 entiers, la fonction « equilibre » qui va uniquement retourner l'équilibre de l'AVL, la fonction « equilibrage » qui va equilibrer l'AVL, les fonctions « fdrotate » et « fgrotate » qui font respectivement une rotation droite et une rotation gauche et la fonction qui la caractérise est la fonction "decroissant" qui permet de trier les différentes valeur par ordre décroissant. Dans le main, la fonction  « strstr » permet de lire tous les noms des fichiers .txt contenu dans le dossier où est contenu la fonction et ensuite l'algorithme ouvre le fichier .txt produit par le shell, extrait les valeurs et les trie par ordre décroissant.</text:p>
        </text:list-item>
      </text:list>
      <text:p text:style-name="Standard"/>
      <text:list xml:id="list43795309" text:continue-numbering="true" text:style-name="L4">
        <text:list-item>
          <text:p text:style-name="P3">La fonction "max.c" a 4 bibliothèques, a une fonction "creerAvl" qui va créer l'AVL, une fonction "insertion" qui permet d'insérer un noeud dans l'AVL, une fonction « max » qui va retourner la valeur maximale entre 2 entiers, la fonction « equilibre » qui va uniquement retourner l'équilibre de l'AVL, la fonction « equilibrage » qui va equilibrer l'AVL, les fonctions « fdrotate » et « fgrotate » qui font respectivement une rotation droite et une rotation gauche et la fonction qui la caractérise est la fonction "findMaxValue" qui permet de trouver la valeur maximale. Dans le main, la fonction  « strstr » permet de lire tous les noms des fichiers .txt contenu dans le dossier où est contenu la fonction et ensuite l'algorithme ouvre le fichier .txt produit par le shell, extrait les valeurs et affiche la valeur maximale.</text:p>
        </text:list-item>
      </text:list>
      <text:p text:style-name="Standard"/>
      <text:list xml:id="list43811286" text:continue-numbering="true" text:style-name="L4">
        <text:list-item>
          <text:p text:style-name="P3"><text:soft-page-break/>La fonction "min.c" a 4 bibliothèques, a une fonction "creerAvl" qui va créer l'AVL, une fonction "insertion" qui permet d'insérer un noeud dans l'AVL, une fonction «min» qui va retourner la valeur maximale entre 2 entiers, la fonction « equilibre » qui va uniquement retourner l'équilibre de l'AVL, la fonction « equilibrage » qui va equilibrer l'AVL, les fonctions « fdrotate » et « fgrotate » qui font respectivement une rotation droite et une rotation gauche et la fonction qui la caractérise est la fonction "findMinValue" qui permet de trouver la valeur minimale. Dans le main, la fonction  « strstr » permet de lire tous les noms des fichiers .txt contenu dans le dossier où est contenu la fonction et ensuite l'algorithme ouvre le fichier .txt produit par le shell, extrait les valeurs et affiche la valeur minimale.</text:p>
        </text:list-item>
      </text:list>
      <text:p text:style-name="Standard"/>
      <text:list xml:id="list43794577" text:continue-numbering="true" text:style-name="L4">
        <text:list-item>
          <text:p text:style-name="P3">La fonction "moyenne.c" a 4 bibliothèques, a une fonction "creerAvl" qui va créer l'AVL, une fonction "insertion" qui permet d'insérer un noeud dans l'AVL, une fonction «min» qui va retourner la valeur maximale entre 2 entiers, la fonction « equilibre » qui va uniquement retourner l'équilibre de l'AVL, la fonction « equilibrage » qui va equilibrer l'AVL, les fonctions « fdrotate » et « fgrotate » qui font respectivement une rotation droite et une rotation gauche. Dans le main, la fonction  « strstr » permet de lire tous les noms des fichiers .txt contenu dans le dossier où est contenu la fonction et ensuite l'algorithme ouvre le fichier .txt produit par le shell, extrait les valeurs, les additionnes, compte le nombre de valeurs et affiche la valeur moyenne.</text:p>
        </text:list-item>
      </text:list>
      <text:p text:style-name="Standard"/>
      <text:p text:style-name="Standard"/>
      <text:p text:style-name="Standard">Fonctions utilisant les TAB :</text:p>
      <text:list xml:id="list2350514722696601768" text:style-name="L5">
        <text:list-item>
          <text:p text:style-name="P4">La fonction "croissant.c" a 4 bibliothèques, une fonction "croissant" qui permet de trier les différentes valeur par ordre croissant. Dans le main, la fonction  « strstr » permet de lire tous les noms des fichiers .txt contenu dans le dossier où est contenu la fonction et ensuite l'algorithme ouvre le fichier .txt produit par le shell, extrait les valeurs et les trie par ordre croissant.</text:p>
        </text:list-item>
      </text:list>
      <text:p text:style-name="Standard"/>
      <text:list xml:id="list43797673" text:continue-numbering="true" text:style-name="L5">
        <text:list-item>
          <text:p text:style-name="P4">La fonction "decroissant.c" a 4 bibliothèques, une fonction "decroissant" qui permet de trier les différentes valeur par ordre décroissant. Dans le main, la fonction  « strstr » permet de lire tous les noms des fichiers .txt contenu dans le dossier où est contenu la fonction et ensuite l'algorithme ouvre le fichier .txt produit par le shell, extrait les valeurs et les trie par ordre décroissant.</text:p>
        </text:list-item>
        <text:list-item>
          <text:p text:style-name="P4">La fonction "max.c" a 4 bibliothèques. Dans le main, la fonction  « strstr » permet de lire tous les noms des fichiers .txt contenu dans le dossier où est contenu la fonction et ensuite l'algorithme ouvre le fichier .txt produit par le shell, extrait les valeurs et affiche la valeur maximale.</text:p>
        </text:list-item>
      </text:list>
      <text:p text:style-name="Standard"/>
      <text:list xml:id="list43805944" text:continue-numbering="true" text:style-name="L5">
        <text:list-item>
          <text:p text:style-name="P4">La fonction "min.c" a 4 bibliothèques. Dans le main, la fonction  « strstr » permet de lire tous les noms des fichiers .txt contenu dans le dossier où est contenu la fonction et ensuite l'algorithme ouvre le fichier .txt produit par le shell, extrait les valeurs et affiche la valeur minimale</text:p>
          <text:p text:style-name="P4"/>
        </text:list-item>
        <text:list-item>
          <text:p text:style-name="P6">La fonction "moyenne.c" a 4 bibliothèques, a une fonction "creerAbr" qui va créer l'ABR, une fonction "insertion" qui permet d'insérer un noeud dans l'ABR. Dans le main, la fonction  « strstr » permet de lire tous les noms des fichiers .txt contenu dans le dossier où est contenu la fonction et ensuite l'algorithme ouvre le fichier .txt produit par le shell, extrait les valeurs, les additionnes, compte le nombre de valeurs et affiche la valeur moyen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lien Mégnoux</meta:initial-creator>
    <meta:creation-date>2023-02-03T23:54:51.95</meta:creation-date>
    <dc:date>2023-02-03T23:56:01.04</dc:date>
    <dc:creator>Julien Mégnoux</dc:creator>
    <meta:editing-duration>PT1M8S</meta:editing-duration>
    <meta:editing-cycles>2</meta:editing-cycles>
    <meta:generator>OpenOffice/4.1.7$Win32 OpenOffice.org_project/417m1$Build-9800</meta:generator>
    <meta:document-statistic meta:table-count="0" meta:image-count="0" meta:object-count="0" meta:page-count="3" meta:paragraph-count="40" meta:word-count="1724" meta:character-count="10183"/>
  </office:meta>
</office:document-meta>
</file>